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d5bc" officeooo:paragraph-rsid="0019d5bc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Heading_20_3">
      <style:text-properties officeooo:paragraph-rsid="0019e187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vanced Programming with</text:p>
      <text:p text:style-name="P3">Python</text:p>
      <text:p text:style-name="P3">25/04/2016</text:p>
      <text:h text:style-name="Heading_20_1" text:outline-level="1">Module 1. Introduction to Object Oriented Concepts</text:h>
      <text:h text:style-name="Heading_20_3" text:outline-level="3">A history of object oriented programming.</text:h>
      <text:p text:style-name="P2">The first object oriented language developed in the 1960's was SIMULA. This language</text:p>
      <text:p text:style-name="P2">was developed at the Norweigian Computing center at Oslo, Norway. Many of the</text:p>
      <text:p text:style-name="P2">features that are common to OO languages, such as classes, inheritance, encapsulation,</text:p>
      <text:p text:style-name="P2">and garbage collection were first introduced in SIMULA,</text:p>
      <text:p text:style-name="P2">SIMULA inspired Bjarne Stroustrup at AT&amp;T Bell Labs to invent an OO language, C++ that</text:p>
      <text:p text:style-name="P2">was built on top of the already popular C Programming Language implementation, also</text:p>
      <text:p text:style-name="P2">invented there. C++ became the first widely used OO language in production.</text:p>
      <text:p text:style-name="P2">In the early 1990's, James Gosling and others at Sun Microsystems developed Java. Java</text:p>
      <text:p text:style-name="P2">was an OO language inspired by and took many features from, C++.</text:p>
      <text:p text:style-name="P2">Around the same time, Guido Van Rossum developed another OO Language, Python.</text:p>
      <text:p text:style-name="P2">Python is a dynamic, or scripting language that is developed from the ground up as an OO</text:p>
      <text:p text:style-name="P2">language. Python has gown in popularity and is now one of the most popular languages in</text:p>
      <text:p text:style-name="P2">use around the world.</text:p>
      <text:p text:style-name="P2">Why use Object Oriented Programming?</text:p>
      <text:p text:style-name="P2">1. OOP provides a clear modular structure for programs which makes it good for</text:p>
      <text:p text:style-name="P2">defining abstract datatypes where implementation details are hidden and the unit</text:p>
      <text:p text:style-name="P2">has a clearly defined interface.</text:p>
      <text:p text:style-name="P2">2. OOP makes it easy to maintain and modify existing code as new objects can be</text:p>
      <text:p text:style-name="P2">created with small differences to existing ones.</text:p>
      <text:p text:style-name="P2">3. OOP provides a good framework for code libraries where supplied softwarecomponents can be easily adapted and modified by the programmer. This is</text:p>
      <text:p text:style-name="P2">particularly useful for developing graphical user interfaces.</text:p>
      <text:p text:style-name="P2"><text:soft-page-break/>What does this mean in practice? Let's consider the following example:</text:p>
      <text:p text:style-name="P2">You work as a software engineer for a large bank. You are tasked to add functionality to</text:p>
      <text:p text:style-name="P2">an existing application written in a procedural language such as C or COBOL. In order to</text:p>
      <text:p text:style-name="P2">complete this task, not only must you write the software for the new functionality, you must</text:p>
      <text:p text:style-name="P2">integrated it into the existing code base, perform regression testing to make sure that you</text:p>
      <text:p text:style-name="P2">haven't broken any existing code and you must also test that you haven't introduced new</text:p>
      <text:p text:style-name="P2">bugs in to the code base.</text:p>
      <text:p text:style-name="P2">Using procedural type programming, this cycle can quickly devolve into a nighmarish</text:p>
      <text:p text:style-name="P2">scenario where more and more programmers spend more of their time trying to fix existing</text:p>
      <text:p text:style-name="P2">errors rather than creating new functionality and features. Additionally, without strong</text:p>
      <text:p text:style-name="P2">process controls (which most companies do not have) existing software can suffer bit rot</text:p>
      <text:p text:style-name="P2">which is a term used to describe increasingly unwieldy and buggy software applications.</text:p>
      <text:p text:style-name="P2">As we'll see later, OOP provides ways to solve these existing problems in a clean, well</text:p>
      <text:p text:style-name="Text_20_body"><text:span text:style-name="T1">designed fashion,</text:span>.Object Oriented Concepts</text:p>
      <text:p text:style-name="P2">Before we dive into OOP programming, it is useful to understand some of the concepts</text:p>
      <text:p text:style-name="P2">behind OO as well as discuss how to design an OO application.</text:p>
      <text:p text:style-name="P2">Some of the basic concepts behind Object Oriented Programming include:</text:p>
      <text:p text:style-name="P2">1. Objects and Classes. These are related artifacts but not necessarily the same</text:p>
      <text:p text:style-name="P2">thing. A Class is a design or representation of an object, much like the blueprint for</text:p>
      <text:p text:style-name="P2">a house or other structure. Classes show how data and functions (called methods in</text:p>
      <text:p text:style-name="P2">OO) are coupled together. Each object, if properly designed, serves one function.</text:p>
      <text:p text:style-name="P2">For example, a Person object may handle all relevant details of a Person, i.e.</text:p>
      <text:p text:style-name="P2">setting such data attributes as the person's name, date of birth, address and other</text:p>
      <text:p text:style-name="P2">relevant details. Objects are instantiations of a Class, much like a house is an</text:p>
      <text:p text:style-name="P2">instantiation of the blueprints. The class shows how an object is constructed. An</text:p>
      <text:p text:style-name="P2">object is memory is the result of being built according to the class specifications,.</text:p>
      <text:p text:style-name="P2">2. Information hiding. More commonly known as encapsulation. One of the main</text:p>
      <text:p text:style-name="P2">principles of OO is that a programmer should not need to know how an object</text:p>
      <text:p text:style-name="P2">performs its tasks, moreover the programmer using the object should not have</text:p>
      <text:p text:style-name="P2">access to the data or internal functions of the object. The object should provide a</text:p>
      <text:p text:style-name="P2">set of methods that allow the programmer to perform operations on the object's</text:p>
      <text:p text:style-name="P2"><text:soft-page-break/>data.</text:p>
      <text:p text:style-name="P2">3. Inheritance. The programmer should be able to create new objects that inherit</text:p>
      <text:p text:style-name="P2">properties of another object. For instance, we discussed a Person class earlier. We</text:p>
      <text:p text:style-name="P2">should be able to create a new class, Employee, which inherits attributes from the</text:p>
      <text:p text:style-name="P2">Person class, such as the name, and date of birth, but can also add new attributes,</text:p>
      <text:p text:style-name="P2">such as an employee ID. Inheritance is one of the key properties of OOP.,</text:p>
      <text:p text:style-name="P2">4. Interfaces. The ability to define methods and data that can be implemented by the</text:p>
      <text:p text:style-name="P2">programmer without doing so beforehand. Not all OO languages have or need this</text:p>
      <text:p text:style-name="P2">concept. Java uses interfaces extensively, however this is implemented as abstract</text:p>
      <text:p text:style-name="P2">virtual classes in C++ and Python. We'll discuss this more later on.</text:p>
      <text:p text:style-name="P2">5. Polymorphism. This is another key concept in OOP. This allows the programmer to</text:p>
      <text:p text:style-name="P2">treat multiple subclasses as if they are the base class. For example, The</text:p>
      <text:p text:style-name="P2">programmer may have a base class, called Animal, and various inherited classes,</text:p>
      <text:p text:style-name="P2">called Cat, Dog, and Horse. Using polymorphism it is possible to treat instantiated</text:p>
      <text:p text:style-name="P2">objects of those classes as Animals.</text:p>
      <text:h text:style-name="P4" text:outline-level="3"/>
      <text:h text:style-name="P4" text:outline-level="3">Object Oriented Design. The S.O.L.I.D. principles</text:h>
      <text:p text:style-name="P2">In the early years of this century, Robert C, Martin, known as “Uncle Bob”,</text:p>
      <text:p text:style-name="P2">formulated the common principles of Object Oriented design into a mnemonic</text:p>
      <text:p text:style-name="P2">termed SOLID. These five principles are as follows:</text:p>
      <text:p text:style-name="P2">1. S. - Single Responsibility principle. An class design should only have one</text:p>
      <text:p text:style-name="P2">responsibility. Or as Martin puts it: “A class should only have one reason to</text:p>
      <text:p text:style-name="P2">change”. For example, a Person object should only focus on managing the</text:p>
      <text:p text:style-name="P2">attributes of a Person, and not, for example, worry about printing the data in</text:p>
      <text:p text:style-name="P2">a formatted way. This responsibility should lie in another class, for example,</text:p>
      <text:p text:style-name="P2">a FormattedPrint class.</text:p>
      <text:p text:style-name="P2">2. O. - Open/Closed principle. A class should be open to extension, but never</text:p>
      <text:p text:style-name="P2">to modification, What this means in principle is that once a class is created,</text:p>
      <text:p text:style-name="P2">assuming that it is designed correctly, future software updates should never</text:p>
      <text:p text:style-name="P2">be made to the original class. Instead using inheritance a new class should</text:p>
      <text:p text:style-name="P2"><text:soft-page-break/>be derived from the parent with the new functionality encapsulated.3. L. - Liskov's Substitution principle. This principle says that any derived class</text:p>
      <text:p text:style-name="P2">can substitute for its base class without changes. Often this runs</text:p>
      <text:p text:style-name="P2">counterintuitive to what would seem like common sense. For example, say</text:p>
      <text:p text:style-name="P2">you had a class Square() that inherits from class Rectangle(). In the real</text:p>
      <text:p text:style-name="P2">world, a square is a type of rectangle, so this seems to make sense,</text:p>
      <text:p text:style-name="P2">however, because a square has both the height and the width as identical,</text:p>
      <text:p text:style-name="P2">setting the height in the square also should set the width as well. This is not</text:p>
      <text:p text:style-name="P2">true for rectangles. Thus, this design fails the Liskov substitution principle.</text:p>
      <text:p text:style-name="P2">Figure 1.4. I. - Interface/Segregation Principle. This principle dictates that no client</text:p>
      <text:p text:style-name="P2">should need to know about methods that it won't use. A well known example</text:p>
      <text:p text:style-name="P2">of this is the experience of Robert Martin at Xerox. Xerox had designed new</text:p>
      <text:p text:style-name="P2">software to control both printing and stapling. There was a single Job class</text:p>
      <text:p text:style-name="P2">that had methods for both of these operations. A client that implemented a</text:p>
      <text:p text:style-name="P2">stapling job had to know about the print methods as well, even though it</text:p>
      <text:p text:style-name="P2">didn't use them. This made the Job class code grow large and complex,</text:p>
      <text:p text:style-name="P2">which made it very difficult to maintain. The proper way to implement this</text:p>
      <text:p text:style-name="P2">with this principle was to have a Print class and a Staple class with methods</text:p>
      <text:p text:style-name="P2">only relevant for their function.</text:p>
      <text:p text:style-name="P2">5. D. - Dependency/Inversion principle. This principle says that class that high</text:p>
      <text:p text:style-name="P2">level classes, i.e. classes that do high level logic shouldn't depend on low</text:p>
      <text:p text:style-name="P2">level classes directly, instead, an abstraction should be created between the.</text:p>
      <text:p text:style-name="P2">This is also called decoupling. For example, if a class is created that</text:p>
      <text:p text:style-name="P2">requires a connection to a database, it shouldn't call the database connection</text:p>
      <text:p text:style-name="P2">class directly. Why? Well, for example, what if the company is using MySQL</text:p>
      <text:p text:style-name="P2">for its database. Then the high level class would call the low level class that</text:p>
      <text:p text:style-name="P2">connects to the MySQL database. Why is this a problem? What if the</text:p>
      <text:p text:style-name="P2">company decides instead to replace MySQL with PostGresSQL? Then the</text:p>
      <text:p text:style-name="P2">high level class has to be re-written to accomodate the new database. Rather</text:p>
      <text:p text:style-name="P2">the right approach is to create a new class, DatabaseConnection, which</text:p>
      <text:p text:style-name="P2">abstracts out the connection. Then, it is a much simpler matter to add a new</text:p>
      <text:p text:style-name="P2"><text:soft-page-break/>interface for a PostGresSQL connection than it is to re-write the high level</text:p>
      <text:p text:style-name="P2">class to handle the new database.Object Oriented Design. Data Modeling with Entity-Relationship</text:p>
      <text:p text:style-name="P2">diagrams</text:p>
      <text:p text:style-name="P2">An entity/relationship diagram is a graphical representation that shows the relationships</text:p>
      <text:p text:style-name="P2">between people, places, objects, concepts or events in a system. Here is an example of</text:p>
      <text:p text:style-name="P2">an ERD.</text:p>
      <text:p text:style-name="P1">Figure 2.</text:p>
      <text:p text:style-name="P1">This diagram uses the “Crow's foot” notation that we will be discussing in this class.</text:p>
      <text:p text:style-name="P1">The boxes represent the classes, with the blue shaded rectangle title representing the</text:p>
      <text:p text:style-name="P1">class name and the other parts being the class attributes (data and methods).</text:p>
      <text:p text:style-name="P1">Crow's foot notation looks like this:</text:p>
      <text:p text:style-name="P1">Figure 3.Here is a diagram showing the Crow's foot notation scheme.</text:p>
      <text:p text:style-name="P1">Figure 4.Object Oriented Design. Inheritance, Aggregation and Composition</text:p>
      <text:p text:style-name="P1">When designing an OO application, there are three criteria that should be applied when</text:p>
      <text:p text:style-name="P1">creating classes. “Is-a”, “Has-a” and “Has-an”.</text:p>
      <text:p text:style-name="P1">For example,</text:p>
      <text:p text:style-name="P1">“A house is a building” (is-a). This is an example of an implementation of inheritance.</text:p>
      <text:p text:style-name="P1">“A house has a room” (has-a). This is an example of an implementation of composition.</text:p>
      <text:p text:style-name="P1">“A house has-an occupant” (has-an). This is an example of an implementation of</text:p>
      <text:p text:style-name="P1">aggregation.</text:p>
      <text:p text:style-name="P1">Note that the differences between composition and aggregation are subtle, yet important.</text:p>
      <text:p text:style-name="P1">Another example of the difference between the two is the example of a text editor with a</text:p>
      <text:p text:style-name="P1">buffer (object) and a file (object). When the text editor is shut down, the buffer object is</text:p>
      <text:p text:style-name="P1">destroyed, but the file object (hopefully) is not.</text:p>
      <text:p text:style-name="P1">These three criteria are commonly used to determine the relationship between classes.</text:p>
      <text:p text:style-name="P1">For example, an Employee “is-a” Person, and an Employee “has-a” Name. A Corporation</text:p>
      <text:p text:style-name="P1">“has-an” employee. Note that in the third example, the employee may leave, but the</text:p>
      <text:p text:style-name="P1">corporation remains.</text:p>
      <text:p text:style-name="P1">Lab 1. Given the diagram in figure 2, Decipher the crow's foot notation to understand the</text:p>
      <text:p text:style-name="P1">relationship cardinality between the different entities.</text:p>
      <text:p text:style-name="P1">Lab 2. You are designing software for a bookstore. Design an ERD that clearly shows the</text:p>
      <text:p text:style-name="P1">relationships between the following entities,</text:p>
      <text:p text:style-name="P1">1. Author</text:p>
      <text:p text:style-name="P1">2. Title</text:p>
      <text:p text:style-name="P1">3. Supplier</text:p>
      <text:p text:style-name="P1">4. Subject</text:p>
      <text:p text:style-name="P1">Use the concepts of inheritance, composition and aggregation when designing the ERD for</text:p>
      <text:p text:style-name="P1">the bookstore application.Module 2. Writing Object Oriented Programs in Python</text:p>
      <text:p text:style-name="P1">Terminology</text:p>
      <text:p text:style-name="P1">Before we start on OOP, let's define some terminology.</text:p>
      <text:p text:style-name="P1">1. Class: A user-defined prototype for an object that defines a set of attributes that</text:p>
      <text:p text:style-name="P1">characterize any object of the class. The attributes are data members (class</text:p>
      <text:p text:style-name="P1">variables and instance variables) and methods, accessed via dot notation.</text:p>
      <text:p text:style-name="P1">2. Class variable: A variable that is shared by all instances of a class. Class</text:p>
      <text:p text:style-name="P1">variables are defined within a class but outside any of the class's methods.</text:p>
      <text:p text:style-name="P1">Class variables are not used as frequently as instance variables are.</text:p>
      <text:p text:style-name="P1">3. Data member: A class variable or instance variable that holds data</text:p>
      <text:p text:style-name="P1">associated with a class and its objects.</text:p>
      <text:p text:style-name="P1">4. Function overloading: The assignment of more than one behavior to a</text:p>
      <text:p text:style-name="P1">particular function. The operation performed varies by the types of objects or</text:p>
      <text:p text:style-name="P1">arguments involved.</text:p>
      <text:p text:style-name="P1"><text:soft-page-break/>5. Instance variable: A variable that is defined inside a method and belongs</text:p>
      <text:p text:style-name="P1">only to the current instance of a class.</text:p>
      <text:p text:style-name="P1">6. Inheritance: The transfer of the characteristics of a class to other classes</text:p>
      <text:p text:style-name="P1">that are derived from it.</text:p>
      <text:p text:style-name="P1">7. Instance: An individual object of a certain class. An object obj that belongs</text:p>
      <text:p text:style-name="P1">to a class Circle, for example, is an instance of the class Circle.</text:p>
      <text:p text:style-name="P1">8. Instantiation: The creation of an instance of a class.</text:p>
      <text:p text:style-name="P1">9. Method : A special kind of function that is defined in a class definition.</text:p>
      <text:p text:style-name="P1">10. Object: A unique instance of a data structure that's defined by its class. An</text:p>
      <text:p text:style-name="P1">object comprises both data members (class variables and instance variables)</text:p>
      <text:p text:style-name="P1">and methods.</text:p>
      <text:p text:style-name="P1">11. Operator overloading: The assignment of more than one function to a</text:p>
      <text:p text:style-name="P1">particular operator.</text:p>
      <text:p text:style-name="P1">Writing classes</text:p>
      <text:p text:style-name="P1">It is important to understand that Python is a completely object oriented language. All</text:p>
      <text:p text:style-name="P1">intrinsic data types of Python are objects. This is different from other languages like Javaor C++. So, the following:</text:p>
      <text:p text:style-name="P1">mynum = 123</text:p>
      <text:p text:style-name="P1">creates an object called 'mynum' which is a number object and assigns the value of 123 to</text:p>
      <text:p text:style-name="P1">a data attribute within that object.</text:p>
      <text:p text:style-name="P1">When writing a Python program you are using objects constantly, whether you realize it or</text:p>
      <text:p text:style-name="P1">not. Python uses the '.' syntax to access data and methods associated with the object. So,</text:p>
      <text:p text:style-name="P1">for example:</text:p>
      <text:p text:style-name="P1">#!/usr/bin/python3</text:p>
      <text:p text:style-name="P1">mystr = “foobar”</text:p>
      <text:p text:style-name="P1">print(mystr.upper())</text:p>
      <text:p text:style-name="P1">Output:</text:p>
      <text:p text:style-name="P1">FOOBAR</text:p>
      <text:p text:style-name="P1">So, mystr is a python string object with its own methods, including the one shown in the</text:p>
      <text:p text:style-name="P1">example, 'upper()'. Python has many such classes available as part of its distribution,</text:p>
      <text:p text:style-name="P1">including strings, lists, dictionaries and others.</text:p>
      <text:p text:style-name="P1">However, at some point, you will want to create your own classes. The way to do this is to</text:p>
      <text:p text:style-name="P1">create a class like so:</text:p>
      <text:p text:style-name="P1">class myclass(object):</text:p>
      <text:p text:style-name="P1">def __init__(self):</text:p>
      <text:p text:style-name="P1"># some code here</text:p>
      <text:p text:style-name="P1">def method1(self):</text:p>
      <text:p text:style-name="P1"># some code here</text:p>
      <text:p text:style-name="P1">def method2(self):</text:p>
      <text:p text:style-name="P1"># some code here</text:p>
      <text:p text:style-name="P1">Let's analyze the code fragment above.</text:p>
      <text:p text:style-name="P1">The line class myclass(object) tells Python that will be defining a new class called</text:p>
      <text:p text:style-name="P1">'myclass'. Myclass inherits from the default base class 'object'.</text:p>
      <text:p text:style-name="P1">The def __init__(self): function is the initializer method. Note that this isn't quite identical</text:p>
      <text:p text:style-name="P1">to the concept of a constructor in languages like C++ or Java. Python has a __new__()method that is a proper constructor, however it isn't used for other than specialized</text:p>
      <text:p text:style-name="P1">requirements. Generally, when you create a new class, use the __init__() method to</text:p>
      <text:p text:style-name="P1">initialize any instance variables with data. Note that you define all methods with a required</text:p>
      <text:p text:style-name="P1">first parameter, 'self'. The self variable contains the specific instance of the class that has</text:p>
      <text:p text:style-name="P1">been created. All object methods must have this explicitly declared parameter in the</text:p>
      <text:p text:style-name="P1">parameter list.</text:p>
      <text:p text:style-name="P1">Note that 'self' is not a keyword in Python, but a convention. Any non-reserved word will</text:p>
      <text:p text:style-name="P1">work for the variable name.</text:p>
      <text:p text:style-name="P1">Here's an example of a more detailed class definition</text:p>
      <text:p text:style-name="P1">class Employee(object):</text:p>
      <text:p text:style-name="P1">'Common base class for all employees'</text:p>
      <text:p text:style-name="P1">empCount = 0</text:p>
      <text:p text:style-name="P1"><text:soft-page-break/>def __init__(self, name, salary):</text:p>
      <text:p text:style-name="P1">self.name = name</text:p>
      <text:p text:style-name="P1">self.salary = salary</text:p>
      <text:p text:style-name="P1">Employee.empCount += 1</text:p>
      <text:p text:style-name="P1">def displayCount(self):</text:p>
      <text:p text:style-name="P1">print ("Total Employee %d" % Employee.empCount)</text:p>
      <text:p text:style-name="P1">def displayEmployee(self):</text:p>
      <text:p text:style-name="P1">print ("Name : ", self.name, ", Salary: ", self.salary)</text:p>
      <text:p text:style-name="P1">One new statement here is 'Employee.empCount +=1' empCount is a class variable. That</text:p>
      <text:p text:style-name="P1">is, it is a variable that is the same between all instances of the class, while instance</text:p>
      <text:p text:style-name="P1">variables are different for each instantiation of the object.Accessing class attributes</text:p>
      <text:p text:style-name="P1">The preferred method for accessing class attributes in Python is to use the '.' operator.</text:p>
      <text:p text:style-name="P1">For example:</text:p>
      <text:p text:style-name="P1">class foo(object):</text:p>
      <text:p text:style-name="P1">def __init__(self):</text:p>
      <text:p text:style-name="P1">self.var1 = “foo”</text:p>
      <text:p text:style-name="P1">self.var2 = “bar”</text:p>
      <text:p text:style-name="P1">f = foo()</text:p>
      <text:p text:style-name="P1">print(f.var1)</text:p>
      <text:p text:style-name="P1">print (f.var2)</text:p>
      <text:p text:style-name="P1">Note that we first instantiate the foo object with the line f=foo(). This tells Python to create</text:p>
      <text:p text:style-name="P1">an object using the foo class blueprint in memory and return a reference to this object into</text:p>
      <text:p text:style-name="P1">the variable called f. Now that we have this object reference, we can access elements of</text:p>
      <text:p text:style-name="P1">this object with the '.' operator, namely f.var1 and f.var2.</text:p>
      <text:p text:style-name="P1">Having said this, can anyone spot what the problem with this code example is?</text:p>
      <text:p text:style-name="P1">The above code example breaks a fundamental concept of OOP, namely encapsulation.</text:p>
      <text:p text:style-name="P1">You shouldn't be able to access individual variable elements of a class directly. Rather,</text:p>
      <text:p text:style-name="P1">this is a better form.</text:p>
      <text:p text:style-name="P1">Class foo(object):</text:p>
      <text:p text:style-name="P1">def __init__(self):</text:p>
      <text:p text:style-name="P1">self.var1 = “foo”</text:p>
      <text:p text:style-name="P1">self.var2 = “bar”</text:p>
      <text:p text:style-name="P1">def getvar1(self):</text:p>
      <text:p text:style-name="P1">return(self.var1)</text:p>
      <text:p text:style-name="P1">def getvar2(self):</text:p>
      <text:p text:style-name="P1">return(self.var2)</text:p>
      <text:p text:style-name="P1">f = foo()</text:p>
      <text:p text:style-name="P1">print(f.getvar1())</text:p>
      <text:p text:style-name="P1">print (f.getvar2())There is another way of accessing class attributes, using the following functions:</text:p>
      <text:p text:style-name="P1">Function Description</text:p>
      <text:p text:style-name="P1">hasattr(object,name) Returns True if the object has the attribute</text:p>
      <text:p text:style-name="P1">in question</text:p>
      <text:p text:style-name="P1">getattr(object,name) Returns the value of the named attribute</text:p>
      <text:p text:style-name="P1">setattr(object,name,value): Sets the value of the named attribute</text:p>
      <text:p text:style-name="P1">delattr(object,name) Deletes the named attribute from the object.</text:p>
      <text:p text:style-name="P1">All Python classes have some built-in attributes. Some of these attributes are as follows:</text:p>
      <text:p text:style-name="P1">Attribute Description</text:p>
      <text:p text:style-name="P1">__dict__ A dictionary that contains all of the objects</text:p>
      <text:p text:style-name="P1">attributes.</text:p>
      <text:p text:style-name="P1">__doc__ Contains the document string of the class, if</text:p>
      <text:p text:style-name="P1">any.</text:p>
      <text:p text:style-name="P1">__name__ Contains the class name</text:p>
      <text:p text:style-name="P1">__module__ The module name in which the class is</text:p>
      <text:p text:style-name="P1">defined.</text:p>
      <text:p text:style-name="P1">__bases__ A tuple containing the base classes from</text:p>
      <text:p text:style-name="P1">which this class is derived (if any).Object creation and garbage collection in Python</text:p>
      <text:p text:style-name="P1">The way Python handles object creation is somewhat different than it is in C++ or Java.</text:p>
      <text:p text:style-name="P1"><text:soft-page-break/>Writing this code:</text:p>
      <text:p text:style-name="P1">f=foo()</text:p>
      <text:p text:style-name="P1">binds the instantiation of the foo() object to name f. A name is just the pythonic definition</text:p>
      <text:p text:style-name="P1">of a variable.</text:p>
      <text:p text:style-name="P1">What does this mean in practice?</text:p>
      <text:p text:style-name="P1">Let's look at an example in C++ vs. Python.</text:p>
      <text:p text:style-name="P1">C++</text:p>
      <text:p text:style-name="P1">std::string foo = “bar”;</text:p>
      <text:p text:style-name="P1">foo = “baz”</text:p>
      <text:p text:style-name="P1">This code instantiates a string object. Foo contains a pointer to an area of memory which</text:p>
      <text:p text:style-name="P1">now contains the text 'bar'. The next line overwrites that area of memory with the text</text:p>
      <text:p text:style-name="P1">'baz'.</text:p>
      <text:p text:style-name="P1">Python</text:p>
      <text:p text:style-name="P1">foo = “bar”</text:p>
      <text:p text:style-name="P1">foo = “baz”</text:p>
      <text:p text:style-name="P1">This binds the foo name to the string object containing 'bar'. It then binds foo to a string</text:p>
      <text:p text:style-name="P1">object containing “baz”. Note that the “bar” object may in fact still exist until the Python</text:p>
      <text:p text:style-name="P1">garbage collection routine destroys the object.</text:p>
      <text:p text:style-name="P1">Python handles garbage collection internally. An object will be deleted when all references</text:p>
      <text:p text:style-name="P1">to it are gone. Note that this isn't necessarily deterministic. The object is only deleted</text:p>
      <text:p text:style-name="P1">when the garbage collection routine runs.</text:p>
      <text:p text:style-name="P1">An object's reference count increases when it is assigned a new name or placed in a</text:p>
      <text:p text:style-name="P1">container (list, tuple, or dictionary). The object's reference count decreases when</text:p>
      <text:p text:style-name="P1">it's deleted with del, its reference is reassigned, or its reference goes out of scope.</text:p>
      <text:p text:style-name="P1">Since garbage collection is done automatically, the need for a destructor is</text:p>
      <text:p text:style-name="P1">substantially lessened. However, you can create a destructor by overriding the</text:p>
      <text:p text:style-name="P1">__del__() in your class.Inheritance</text:p>
      <text:p text:style-name="P1">One of the main features of object oriented programming is the ability for a class to inherit</text:p>
      <text:p text:style-name="P1">properties from other classes. As we saw earlier, creating a class Employee that inherits</text:p>
      <text:p text:style-name="P1">properties from a class Person is an example of inheritance.</text:p>
      <text:p text:style-name="P1">Additionally the derived or child class can also override the data and methods of the parent</text:p>
      <text:p text:style-name="P1">class. Why is this interesting? Let's consider the following:</text:p>
      <text:p text:style-name="P1">You are responsible for maintaining a banking application. This banking application has a</text:p>
      <text:p text:style-name="P1">class BankAcct that has all the properties needed for a real bank account, such as a</text:p>
      <text:p text:style-name="P1">person's name, contact details, etc. Additionally, it contains methods relating to bank</text:p>
      <text:p text:style-name="P1">accounts, such as interest calculation. However, we have a problem. This structure works</text:p>
      <text:p text:style-name="P1">for a single type of bank account, but of course, a bank has many types of accounts,</text:p>
      <text:p text:style-name="P1">checking, current, savings, pension, credit card, etc.</text:p>
      <text:p text:style-name="P1">If we had only a single bank account class, then we would have to write code like so:</text:p>
      <text:p text:style-name="P1">if accttype == 'Savings':</text:p>
      <text:p text:style-name="P1">do_some_savings_acct_stuff()</text:p>
      <text:p text:style-name="P1">elif accttype == 'Current'</text:p>
      <text:p text:style-name="P1">do_some_current_acct_stuff()</text:p>
      <text:p text:style-name="P1">and so on. With this approach, we quickly lose any advantage of OOP as the class would</text:p>
      <text:p text:style-name="P1">become so large and unwieldly that effectively, we're going back to the paradigm of</text:p>
      <text:p text:style-name="P1">procedural programming.</text:p>
      <text:p text:style-name="P1">How do we fix this problem? We can change our architecture so that we have the</text:p>
      <text:p text:style-name="P1">following:</text:p>
      <text:p text:style-name="P1">base class BankAcct. This class has all of the properties common to all bank accounts,</text:p>
      <text:p text:style-name="P1">such as a person's name and contact details.</text:p>
      <text:p text:style-name="P1">Derived classes such as SavingsAcct. This class inherits all of the BankAcct base class</text:p>
      <text:p text:style-name="P1">attributes, but may extend the class to add new attributes, or override existing attributes of</text:p>
      <text:p text:style-name="P1">the base class.</text:p>
      <text:p text:style-name="P1">Now, we can create new classes, such as CurrentAcct, CreditCardAcct, etc. that extend</text:p>
      <text:p text:style-name="P1">the base BankAcct class.</text:p>
      <text:p text:style-name="P1">This is an example of the Open/Closed principle in SOLID. You don't modify the base</text:p>
      <text:p text:style-name="P1">class, you extend it by creating new children classes.In Python, we can override base class <text:soft-page-break/>methods in the derived classes. Here is a simple</text:p>
      <text:p text:style-name="P1">example.</text:p>
      <text:p text:style-name="P1">class Parent(object):</text:p>
      <text:p text:style-name="P1">def __init__(self):</text:p>
      <text:p text:style-name="P1">pass</text:p>
      <text:p text:style-name="P1">def Method1(self):</text:p>
      <text:p text:style-name="P1">print(“In parent\n”)</text:p>
      <text:p text:style-name="P1">class Child(Parent):</text:p>
      <text:p text:style-name="P1">def __init__(self):</text:p>
      <text:p text:style-name="P1">pass</text:p>
      <text:p text:style-name="P1">def Method1(self):</text:p>
      <text:p text:style-name="P1">print (“In child\n”)</text:p>
      <text:p text:style-name="P1">foo = Child()</text:p>
      <text:p text:style-name="P1">foo.Method1()</text:p>
      <text:p text:style-name="P1">Calling foo.Method1() should result in the output string: In child</text:p>
      <text:p text:style-name="P1">There are also instances when you may want to call the parent's method either before the</text:p>
      <text:p text:style-name="P1">child's method runs or in place of the child method. To do this we use the 'super' key word.</text:p>
      <text:p text:style-name="P1">Consider the following code:</text:p>
      <text:p text:style-name="P1">class Parent(object):</text:p>
      <text:p text:style-name="P1">def __init__(self):</text:p>
      <text:p text:style-name="P1">print (“In parent\n”)</text:p>
      <text:p text:style-name="P1">class Child(Parent):</text:p>
      <text:p text:style-name="P1">def__init__(self):</text:p>
      <text:p text:style-name="P1">super.__init__()</text:p>
      <text:p text:style-name="P1">print (“In child\n”)</text:p>
      <text:p text:style-name="P1">c = Child()</text:p>
      <text:p text:style-name="P1">When this code instantiates a child object, the first thing that the __init__() function does is</text:p>
      <text:p text:style-name="P1">call the Parent's __init__() function using the super() function, it then continues on with it's</text:p>
      <text:p text:style-name="P1">own code.Composition</text:p>
      <text:p text:style-name="P1">While inheritance is a powerful feature of OOP, sometimes it isn't the appropriate way to</text:p>
      <text:p text:style-name="P1">design a system. Inheritance can run the risk of being overly complex or not quite fitting</text:p>
      <text:p text:style-name="P1">the reality of the system that you are implementing. Let's look at an example:</text:p>
      <text:p text:style-name="P1">class Car(object):</text:p>
      <text:p text:style-name="P1">def__init__(self):</text:p>
      <text:p text:style-name="P1">some_attributes here</text:p>
      <text:p text:style-name="P1">def carmethod1(self):</text:p>
      <text:p text:style-name="P1">pass</text:p>
      <text:p text:style-name="P1">def carmethod2(self):</text:p>
      <text:p text:style-name="P1">class Toyota(car):</text:p>
      <text:p text:style-name="P1">def __init__(self):</text:p>
      <text:p text:style-name="P1">some_Toyota_specific attributes here</text:p>
      <text:p text:style-name="P1">def carmethod1(self):</text:p>
      <text:p text:style-name="P1">override some car method here</text:p>
      <text:p text:style-name="P1">The above code is a classic example of inheritance. This example works well when you</text:p>
      <text:p text:style-name="P1">don't have a very large collection of classes, however, once you start adding classes, for</text:p>
      <text:p text:style-name="P1">example a new car type 'Nissan', or a new mark 'Toyota Land Cruiser', then you can start</text:p>
      <text:p text:style-name="P1">getting a very long and complex chain of inheritance which can make your code large,</text:p>
      <text:p text:style-name="P1">inefficient and difficult to maintain. Here's another way of doing it.from abc import ABCMeta,abstractmethodf</text:p>
      <text:p text:style-name="P1">class Transmission(metaclass = ABCMeta):</text:p>
      <text:p text:style-name="P1">def __init__(self):</text:p>
      <text:p text:style-name="P1">pass</text:p>
      <text:p text:style-name="P1">@abstractmethod</text:p>
      <text:p text:style-name="P1">def transmissionMethod1(self):</text:p>
      <text:p text:style-name="P1">return</text:p>
      <text:p text:style-name="P1">&lt;other interrfaces here&gt;</text:p>
      <text:p text:style-name="P1">class Car(object):</text:p>
      <text:p text:style-name="P1"><text:soft-page-break/>def __init__(self):</text:p>
      <text:p text:style-name="P1">self.Transmission = Transmission()</text:p>
      <text:p text:style-name="P1">self.Engine = Engine()</text:p>
      <text:p text:style-name="P1">self.Door = Door()</text:p>
      <text:p text:style-name="P1">def base_car_method(self):</text:p>
      <text:p text:style-name="P1">pass</text:p>
      <text:p text:style-name="P1">class Toyota(Car):</text:p>
      <text:p text:style-name="P1">def __init__(self):</text:p>
      <text:p text:style-name="P1">pass</text:p>
      <text:p text:style-name="P1">def transmission1(self):</text:p>
      <text:p text:style-name="P1">return(“Transmission1”)</text:p>
      <text:p text:style-name="P1">Transmission.register(Toyota)</text:p>
      <text:p text:style-name="P1">With composition, we can flatten the class hieararchy. We no longer have to have multiple</text:p>
      <text:p text:style-name="P1">classes inheriting from other classes. Instead, each sub-class will implement an Abstract</text:p>
      <text:p text:style-name="P1">Base Class. An abstract base class is simply a class that declares empty methods. It is</text:p>
      <text:p text:style-name="P1">then up to the class using it to actually define the methods. In Java, this would be called an</text:p>
      <text:p text:style-name="P1">interface.</text:p>
      <text:p text:style-name="P1">When should you use composition vs. Inheritance?Avoid multiple inheritance at all costs, as it's too complex to be reliable. If you're stuck</text:p>
      <text:p text:style-name="P1">with it, then be prepared to know the class hierarchy and spend time finding where</text:p>
      <text:p text:style-name="P1">everything is coming from.</text:p>
      <text:p text:style-name="P1">Use composition to package code into modules that are used in many different unrelated</text:p>
      <text:p text:style-name="P1">places and situations.</text:p>
      <text:p text:style-name="P1">Use inheritance only when are are clearly relatled reusable pieces of code that fit under a</text:p>
      <text:p text:style-name="P1">single common concept, or if you have to because of some other constraint.</text:p>
      <text:p text:style-name="P1">Mixins</text:p>
      <text:p text:style-name="P1">Another feature supported by Python is the mixin. Mixin is a limited type of multiple</text:p>
      <text:p text:style-name="P1">inheritance where your class can inherit Mixin classes. Mixin classes are support classes</text:p>
      <text:p text:style-name="P1">that are theoretically not stand-alone objects. For example</text:p>
      <text:p text:style-name="P1">Import Book</text:p>
      <text:p text:style-name="P1">from Index import IndexMixin</text:p>
      <text:p text:style-name="P1">TextBook(IndexMixin,Book):</text:p>
      <text:p text:style-name="P1">&lt;some stuff here&gt;</text:p>
      <text:p text:style-name="P1">Mixins should be used in a “has-a” format. That is, a Book “has-a” index. Also note that</text:p>
      <text:p text:style-name="P1">Python reads class inheritance heirarchy from right to left. So, if you have a method with</text:p>
      <text:p text:style-name="P1">the same name in both Book and IndexMixin, make sure that you have the proper order of</text:p>
      <text:p text:style-name="P1">the classes, otherwise you will get unexpected results.</text:p>
      <text:p text:style-name="P1">Mixins are yet another way to do composition with objects.Polymorphism</text:p>
      <text:p text:style-name="P1">Polymorphism is a key concept of OOP. Polymorphism allows a programmer to treat all</text:p>
      <text:p text:style-name="P1">derived types of a class as a base class. What do we mean by th is?</text:p>
      <text:p text:style-name="P1">Say we have a class called Gem(). We can also have derived classes from Gem() such as</text:p>
      <text:p text:style-name="P1">Ruby(), Emerald(), Diamond(), Opal() and so forth...</text:p>
      <text:p text:style-name="P1">We can then treat each member of the derived classes as a Gem() object. Why is this</text:p>
      <text:p text:style-name="P1">interesting?</text:p>
      <text:p text:style-name="P1">Well, say we want to calculate the value of the gem given things like number of carets,</text:p>
      <text:p text:style-name="P1">degree of flawlessness, etc. We can override each method in the given derived class. I.e.</text:p>
      <text:p text:style-name="P1">Ruby.calculateValue(), Diamond.calculateValue(), etc. Each derived class inherits the</text:p>
      <text:p text:style-name="P1">calculateValue() method from the base Gem() class. Additionally, we can collect all of the</text:p>
      <text:p text:style-name="P1">different gem types in a single collection and treat them the same.</text:p>
      <text:p text:style-name="P1">Operator Overloading</text:p>
      <text:p text:style-name="P1">Python allows the programmer to overload or assign a different meaning to many operators, such</text:p>
      <text:p text:style-name="P1">as the '+', and '-' operators. This can be done by overriding some of the default methods available</text:p>
      <text:p text:style-name="P1">to all classes.</text:p>
      <text:p text:style-name="P1">To override the '+' operator, override the __add__() method that comes with the class by default.</text:p>
      <text:p text:style-name="P1">When should we do this? Let's consider a class to model imginary numbers. We know that</text:p>
      <text:p text:style-name="P1">imginary numbers have the format a + bi where a and b are real numbers and i is the square root</text:p>
      <text:p text:style-name="P1">of negative 1. If we declare a class Complex() and instantiates some objects like so:</text:p>
      <text:p text:style-name="P1"><text:soft-page-break/>Class Complex(object):</text:p>
      <text:p text:style-name="P1">def __init(self,a,b):</text:p>
      <text:p text:style-name="P1">self.a = a</text:p>
      <text:p text:style-name="P1">self.b = b</text:p>
      <text:p text:style-name="P1">def __add__(self,other):</text:p>
      <text:p text:style-name="P1">return(Complex(a+other.a,b+other.b)</text:p>
      <text:p text:style-name="P1">class C1 = complex(1,2)</text:p>
      <text:p text:style-name="P1">class C2=complex(3,4)</text:p>
      <text:p text:style-name="P1">class C3 = C1 +_C2</text:p>
      <text:p text:style-name="P1">Note that since we've overiden the __add__ method, when calling C3 + C1 + C2. C3 will be the</text:p>
      <text:p text:style-name="P1">returned object that contains the sum of both a ane b.</text:p>
      <text:p text:style-name="P1">This overriding is how Python is able to concatenate two strings together with the '+' operator.</text:p>
      <text:p text:style-name="P1">Other popular methods to override are:</text:p>
      <text:p text:style-name="P1">1. Str(). This method tells Python how to print out the object.2. Cmp(). This method tells Python how to compare two objects.</text:p>
      <text:p text:style-name="P1">Module 3. Advanced Topics in Python</text:p>
      <text:p text:style-name="P1">List comprehensions</text:p>
      <text:p text:style-name="P1">List comprehensions are a very fast way to transform the contents of one list into another.</text:p>
      <text:p text:style-name="P1">Let's consider the following problem:</text:p>
      <text:p text:style-name="P1">We have a list consisting of the first ten even numbers like so:</text:p>
      <text:p text:style-name="P1">[2,4,6,8,10,12,14,16,18,20]</text:p>
      <text:p text:style-name="P1">We'd like to construct a new list that square the values in the original list. We could do the</text:p>
      <text:p text:style-name="P1">following:</text:p>
      <text:p text:style-name="P1">originalList=[2,4,,8,10,12,14,16,18,20]</text:p>
      <text:p text:style-name="P1">newList = []</text:p>
      <text:p text:style-name="P1">for number in originalList:</text:p>
      <text:p text:style-name="P1">newlist.append(number * number(</text:p>
      <text:p text:style-name="P1">This would give us a new list where each number is a square of the original. However,</text:p>
      <text:p text:style-name="P1">Python gives us a much easier way to write this:</text:p>
      <text:p text:style-name="P1">originalList = [2,4,6,8,10,12,14,16,18,20]</text:p>
      <text:p text:style-name="P1">newList = [number * number for number in OriginalList]</text:p>
      <text:p text:style-name="P1">This new construct is a List Comprehension. This is a fast, and powerful way to create</text:p>
      <text:p text:style-name="P1">new lists. Additionally, it produces faster python code than the original code above.</text:p>
      <text:p text:style-name="P1">Here's a list comprehension that takes a list of temperatures in Celsius and converts them</text:p>
      <text:p text:style-name="P1">to Fahrenheit.</text:p>
      <text:p text:style-name="P1">Celsius = (37.4,23.2,11.5,2.7)</text:p>
      <text:p text:style-name="P1">Fahrenheit= [ ((float(9) / 5) * temp + 32) for temp in Celsius]</text:p>
      <text:p text:style-name="P1">In list comprehensions you can use the for and if keywords to help you construct lists. For</text:p>
      <text:p text:style-name="P1">example:</text:p>
      <text:p text:style-name="P1">noprimes = [j for i in range(2,8) for j in range(i:*2,100,i)]</text:p>
      <text:p text:style-name="P1">primes = [x for x in range(2,100) if x not in noprimes]The above code implements the Sieve of Erastosthenes to calculate prime numbers.</text:p>
      <text:p text:style-name="P1">Functional programming in Python using lambda's, map(), filter() and</text:p>
      <text:p text:style-name="P1">reduce()</text:p>
      <text:p text:style-name="P1">Lambda's allow programmers the ability to create anonymous functions in code. This is a</text:p>
      <text:p text:style-name="P1">very powerful tool, especially when combined with other builtin functions such as map()</text:p>
      <text:p text:style-name="P1">and filter().</text:p>
      <text:p text:style-name="P1">Let's look at an example.</text:p>
      <text:p text:style-name="P1">def f(x,n):</text:p>
      <text:p text:style-name="P1">return(x+n)</text:p>
      <text:p text:style-name="P1">g = lambda x,n: x+n</text:p>
      <text:p text:style-name="P1">print (f(1,2))</text:p>
      <text:p text:style-name="P1">print (g(1,2))</text:p>
      <text:p text:style-name="P1">In the above code example, both print functions return the same value. f and g both do the</text:p>
      <text:p text:style-name="P1">same thing. However g is defined as an anonymous function using a lambda expression.</text:p>
      <text:p text:style-name="P1">Lambda's can be embedded in other function calls. For example:</text:p>
      <text:p text:style-name="P1">As we have seen, list comprehensions are a powerful way to create new lists by</text:p>
      <text:p text:style-name="P1"><text:soft-page-break/>transforming old lists, however, list comprehensions have some limitations. They only</text:p>
      <text:p text:style-name="P1">allow the use of if and for keywords. This may not be enough for your purposes. Also,</text:p>
      <text:p text:style-name="P1">very complex list comprehensions quickly become unreadable and cumbersome.</text:p>
      <text:p text:style-name="P1">Because of this, Python offers another built-in function called map().</text:p>
      <text:p text:style-name="P1">The map function looks like this:</text:p>
      <text:p text:style-name="P1">NewList = list(map(func,oldlist))</text:p>
      <text:p text:style-name="P1">Where func is a user supplied function and oldlist is the list passed to the function, one</text:p>
      <text:p text:style-name="P1">element at a time. Note that map returns an iterator. If we want to get a list, we need to</text:p>
      <text:p text:style-name="P1">convert it to a list using the list typecast.</text:p>
      <text:p text:style-name="P1">Let's re-write our Celsius to Fahrenheit conversion to use the map() function like so:def convert(x):</text:p>
      <text:p text:style-name="P1">return (float(9) * 5) /(x + 32)</text:p>
      <text:p text:style-name="P1">CelsiusList = [32.3,27.5,2.3,11.1]</text:p>
      <text:p text:style-name="P1">FahrenheitList = list(map(convert,CelsiusList))</text:p>
      <text:p text:style-name="P1">We can also use map with multiple lists.</text:p>
      <text:p text:style-name="P1">Let's consider the following problem.</text:p>
      <text:p text:style-name="P1">We have two lists</text:p>
      <text:p text:style-name="P1">a = [ 1,5,11,14,19]</text:p>
      <text:p text:style-name="P1">b = [2.4,9,15,35]</text:p>
      <text:p text:style-name="P1">We'd like a new list that compare the values of each index of the two original list and</text:p>
      <text:p text:style-name="P1">returns the maximum of the two compared values. We can use a combination of a lambda,</text:p>
      <text:p text:style-name="P1">the zip() and map() functions to do this as follows:</text:p>
      <text:p text:style-name="P1">a= [1,5,11,14,19]</text:p>
      <text:p text:style-name="P1">b = [2,4,9,15,35]</text:p>
      <text:p text:style-name="P1">print(list(map(lambda pair:max(pair),zip(a,b))))</text:p>
      <text:p text:style-name="P1">The filter function allows the programmer to filter out elements of a list that are unwanted</text:p>
      <text:p text:style-name="P1">for any reason. For example, let's say that in a list of ten elements from 1 to 10, I want a</text:p>
      <text:p text:style-name="P1">new list that only contains odd elements. I can do the following:</text:p>
      <text:p text:style-name="P1">Mylist = range(1,11)</text:p>
      <text:p text:style-name="P1">myfilteredlist = filter(lambda x: x%2 != 0, mylist)</text:p>
      <text:p text:style-name="P1">print (list(myfilteredlist))</text:p>
      <text:p text:style-name="P1">Note that filtering can also be done using a list comprehension like so:</text:p>
      <text:p text:style-name="P1">Myfilteredlist = [x for x in mylist if x%2 != 0]</text:p>
      <text:p text:style-name="P1">The third function we will look at is the reduce() function. The reduce function is a bit more</text:p>
      <text:p text:style-name="P1">complex and will require some explanation.</text:p>
      <text:p text:style-name="P1">The reduce function takes the parameters (func and seq) similar to map and filter.</text:p>
      <text:p text:style-name="P1">However, what reduce does is a bit more complex. Here are the steps.Given a sequence (s 1 , s 2 , s 3 , s 4 ,s 5 ...s n ) reduce will send the first two elements in the</text:p>
      <text:p text:style-name="P1">sequence to the func. The function will return the result like so:</text:p>
      <text:p text:style-name="P1">(func(S 1 ,S 2 ),S ,S 4 ,S 5 ...S n ). Next reduce will take the next element in the sequence and</text:p>
      <text:p text:style-name="P1">apply the function to the results of the first function and the element like so:</text:p>
      <text:p text:style-name="P1">(func(func(S 1 ,S 2 ),S 3 ),S 4 ,S 5 ..S n ) and so on until there is only one element left in the list.</text:p>
      <text:p text:style-name="P1">Iterators</text:p>
      <text:p text:style-name="P1">As we may have noted from experience, it is possible to iterate over a number of different</text:p>
      <text:p text:style-name="P1">data types in Python, including lists, dictionaries, strings, tuples and other objects. For</text:p>
      <text:p text:style-name="P1">example:</text:p>
      <text:p text:style-name="P1">elements = [1,2,3,4,5]</text:p>
      <text:p text:style-name="P1">for element in elements:</text:p>
      <text:p text:style-name="P1">print element</text:p>
      <text:p text:style-name="P1">But, how is this implemented? How does the for loop know to go from the first to the last</text:p>
      <text:p text:style-name="P1">element of the list? In this case, the for statement calls the iter() function. This function</text:p>
      <text:p text:style-name="P1">returns a special object called an iterator. The iterator object defines a function called</text:p>
      <text:p text:style-name="P1">__next__() (Note that in Python 2 this function is just called next().) Using the built-in</text:p>
      <text:p text:style-name="P1">function next() and passing in the iterator object will invoke the __next__ function to get</text:p>
      <text:p text:style-name="P1">the next element of the list (or whatever iterable object you pass in). For example, we can</text:p>
      <text:p text:style-name="P1">now re-write the above code as follows:</text:p>
      <text:p text:style-name="P1">elements = [1,2,3,4,5]</text:p>
      <text:p text:style-name="P1">it = iter(elements)</text:p>
      <text:p text:style-name="P1"><text:soft-page-break/>while (True):</text:p>
      <text:p text:style-name="P1">try:</text:p>
      <text:p text:style-name="P1">print (next(it))</text:p>
      <text:p text:style-name="P1">except StopIteration</text:p>
      <text:p text:style-name="P1">break</text:p>
      <text:p text:style-name="P1">C reating your own iterators is relatively straight forward. When creating an iterable object,</text:p>
      <text:p text:style-name="P1">override the __iter__ method and supply your own.</text:p>
      <text:p text:style-name="P1">So, what is an iterable object? An iterable object is anything that can be defined as follows:</text:p>
      <text:p text:style-name="P1">1. Anything that can be looped over. For example a list or a string.</text:p>
      <text:p text:style-name="P1">2. Anything that can appear on the right of a for loop. For example: for x in</text:p>
      <text:p text:style-name="P1">iterable_object:3. Anything that you can call with the iter() function that returns an iterator</text:p>
      <text:p text:style-name="P1">4. Any object that defines the __iter__ or __getitems__ methods.An iterable object is not quite the same as an iterator. Which is defined as follows:</text:p>
      <text:p text:style-name="P1">1. Any object with a state that remembers where it is during iteration.</text:p>
      <text:p text:style-name="P1">2. Any object with a __next__ method defined that:</text:p>
      <text:p text:style-name="P1">• returns the next value in the collection.</text:p>
      <text:p text:style-name="P1">• Updates the state to point to the next value.</text:p>
      <text:p text:style-name="P1">• Signals when it is finished iteration by raising the StopIteration exception.</text:p>
      <text:p text:style-name="P1">elements = [1,2,3,4,5] # This is an iterable object</text:p>
      <text:p text:style-name="P1">it = iter(elements) # it is the iterator object.</text:p>
      <text:p text:style-name="P1">While the iterator and iterable object can be defined as two separate entities, in practice</text:p>
      <text:p text:style-name="P1">most programmers combine then like so:</text:p>
      <text:p text:style-name="P1">Class IterableExample(object):</text:p>
      <text:p text:style-name="P1">def __iter__(self)L#</text:p>
      <text:p text:style-name="P1">return self</text:p>
      <text:p text:style-name="P1">define next (self):</text:p>
      <text:p text:style-name="P1">&lt;some code here&gt;Generators</text:p>
      <text:p text:style-name="P1">Generators are a special type of iterator. You can think of a generator as an iterable</text:p>
      <text:p text:style-name="P1">function. For example:</text:p>
      <text:p text:style-name="P1">def my_generator():</text:p>
      <text:p text:style-name="P1">l = [1,2,3,4,5]</text:p>
      <text:p text:style-name="P1">for e in l:</text:p>
      <text:p text:style-name="P1">yield e</text:p>
      <text:p text:style-name="P1">x = my_generator()</text:p>
      <text:p text:style-name="P1">try:</text:p>
      <text:p text:style-name="P1">next(x)</text:p>
      <text:p text:style-name="P1">except StopIteration:</text:p>
      <text:p text:style-name="P1">print (“Finished”)</text:p>
      <text:p text:style-name="P1">Defining a name such as x = my_generator(), we can now call next(x) on the generator to</text:p>
      <text:p text:style-name="P1">give us the next element in the defined list l. Note the main difference between a</text:p>
      <text:p text:style-name="P1">generator and a normal function. Using the keyword yield automatically makes the</text:p>
      <text:p text:style-name="P1">function a generator. Unlike functions, generators maintain state between calls. If</text:p>
      <text:p text:style-name="P1">my_generator had return e rather than yield e, the only value that it would ever return is '1'.</text:p>
      <text:p text:style-name="P1">However, because we use the yield keyword, every call to the generator using it as an</text:p>
      <text:p text:style-name="P1">argument to the bultin next() function give us the next element of the list, so the output</text:p>
      <text:p text:style-name="P1">would be 1 2 3 4 5 rather than just 1 if we had a normal function.</text:p>
      <text:p text:style-name="P1">Additionally, since x is now iterable, we could also re-write the above code like this:</text:p>
      <text:p text:style-name="P1">def my_generator():</text:p>
      <text:p text:style-name="P1">l = [1,2,3,4,5]</text:p>
      <text:p text:style-name="P1">for e in l:</text:p>
      <text:p text:style-name="P1">yield e</text:p>
      <text:p text:style-name="P1">x = my_generator()</text:p>
      <text:p text:style-name="P1">for i in x:</text:p>
      <text:p text:style-name="P1">print (i)</text:p>
      <text:p text:style-name="P1">We can do even more with generators. Recall the concept of a list comprehension.</text:p>
      <text:p text:style-name="P1">Python also supports generator comprehensions.</text:p>
      <text:p text:style-name="P1">For example we can now re-write the above code even more simply like so:my_generator = (n for <text:soft-page-break/>n in range(1,6))</text:p>
      <text:p text:style-name="P1">for i in my_generator:</text:p>
      <text:p text:style-name="P1">print (i)</text:p>
      <text:p text:style-name="P1">Note. In Python 3, the range function returns a generator rather than a list in Python 2. If</text:p>
      <text:p text:style-name="P1">you want a generator object in Python 2, use the built-in xrange() function.</text:p>
      <text:p text:style-name="P1">We can also use the send method in generators to be able to create coroutines.</text:p>
      <text:p text:style-name="P1">Coroutines allow us to have functions that can collaboratively call co-routines, pass</text:p>
      <text:p text:style-name="P1">execution to them, and then pass execution back to the calling function without using a</text:p>
      <text:p text:style-name="P1">'return'. The real key here is that the 'control' state is saved between calls. For example:</text:p>
      <text:p text:style-name="P1">def my_coroutine(s):</text:p>
      <text:p text:style-name="P1">while True:</text:p>
      <text:p text:style-name="P1">p = yield</text:p>
      <text:p text:style-name="P1">print (pow(s,p))</text:p>
      <text:p text:style-name="P1">x = my_coroutine(2)</text:p>
      <text:p text:style-name="P1">x.send(None)</text:p>
      <text:p text:style-name="P1">x.send(2)</text:p>
      <text:p text:style-name="P1">x.send(5)</text:p>
      <text:p text:style-name="P1">The s parameter is the base number. The p received by the yield is the power.</text:p>
      <text:p text:style-name="P1">We initialize the co-routine by sending x.send(None). Alternatively, next(x) would also</text:p>
      <text:p text:style-name="P1">work. Now we can send values to the co-routine using the send method to the generator.</text:p>
      <text:p text:style-name="P1">Therefore, x.send(2) returns 2 to the 2th power, i.e. 4</text:p>
      <text:p text:style-name="P1">x.send(5) returns 2 to the 5 th power, i.e. 32</text:p>
      <text:p text:style-name="P1">Co-routines are primarily consumers of data. Generators are producers of data.</text:p>
      <text:p text:style-name="P1">Using these tools make it easy to create producer/consumer patterns, where the generator</text:p>
      <text:p text:style-name="P1">produces data for the consumer co-routine to process.</text:p>
      <text:p text:style-name="P1">Remember, all coroutines must be “primed” by calling either the next function or the send</text:p>
      <text:p text:style-name="P1">method with the None parameter.Closures and Decorators</text:p>
      <text:p text:style-name="P1">A closure is a function that is defined inside another function. Like so:</text:p>
      <text:p text:style-name="P1">def f(a):</text:p>
      <text:p text:style-name="P1">def g(b,c):</text:p>
      <text:p text:style-name="P1">return a * (b+c)</text:p>
      <text:p text:style-name="P1">return g</text:p>
      <text:p text:style-name="P1">x = f (1)</text:p>
      <text:p text:style-name="P1">print (x(2,3))</text:p>
      <text:p text:style-name="P1">In this case, we have created a function f and defined another function g inside of f. Note</text:p>
      <text:p text:style-name="P1">that even though the a name is not defined in g, it is still usable as the scope of f is</text:p>
      <text:p text:style-name="P1">readable from g.</text:p>
      <text:p text:style-name="P1">We then create a function instance x and pass it the a parameter value of 1.</text:p>
      <text:p text:style-name="P1">We then call that instance and then pass the b and c parameter values of 2 and 3.</text:p>
      <text:p text:style-name="P1">This is useful when we have a situation where we may have a function that takes many</text:p>
      <text:p text:style-name="P1">parameters, only some of which change on a regular basis, i.e. in the above case we</text:p>
      <text:p text:style-name="P1">assume that the a parameter changes rarely, whereas the b and c parameters change on</text:p>
      <text:p text:style-name="P1">each subsequent call to the function.</text:p>
      <text:p text:style-name="P1">Decorators are a “syntactical sugar” for closures. Here is an example:</text:p>
      <text:p text:style-name="P1">We note that when using coroutines, we must always initialize it with a call to __next__() or</text:p>
      <text:p text:style-name="P1">next() in Python2, or use the send method with None passed. If I'm calling a number of</text:p>
      <text:p text:style-name="P1">coroutines in code, this extra lines of code become tiresome and redundant. I.e. we don't</text:p>
      <text:p text:style-name="P1">want to constantly have to call the next/send methods every time we want to initialize the</text:p>
      <text:p text:style-name="P1">coroutine. Better to declare a function we'll call coroutine and use that as a “decorator” to</text:p>
      <text:p text:style-name="P1">our coroutine. Like so:</text:p>
      <text:p text:style-name="P1">def coroutine(func):</text:p>
      <text:p text:style-name="P1">def start(*args,**kwargs):</text:p>
      <text:p text:style-name="P1">cr = func(*args,**kwargs)</text:p>
      <text:p text:style-name="P1">cr.send(None)</text:p>
      <text:p text:style-name="P1">return cr</text:p>
      <text:p text:style-name="P1">return start</text:p>
      <text:p text:style-name="P1">@coroutine</text:p>
      <text:p text:style-name="P1"><text:soft-page-break/>def some_coroutine(myarg):</text:p>
      <text:p text:style-name="P1">some_code_here</text:p>
      <text:p text:style-name="P1">f = some_coroutine(“foo”)</text:p>
      <text:p text:style-name="P1">f.send(“bar”_Note that the '@' symbol designates the decorator in Python. Therefore, when calling the</text:p>
      <text:p text:style-name="P1">some_coroutine coroutine, first Python will call the coroutine function, which will then call</text:p>
      <text:p text:style-name="P1">the coroutine itself, the decorator calls the send method so you don't have to do it</text:p>
      <text:p text:style-name="P1">manually.Module 4. Design Patterns</text:p>
      <text:p text:style-name="P1">What are design patterns? Design Patterns are a suite of “best practices” that can be</text:p>
      <text:p text:style-name="P1">applied to common problems when writing software. Most of these patterns were</text:p>
      <text:p text:style-name="P1">developed by trial and error over decades of software design and engineering.</text:p>
      <text:p text:style-name="P1">In 1994, the seminal book on design patterns Design Patterns – Elements of Reusable</text:p>
      <text:p text:style-name="P1">Object Oriented Software” written by Erich Gamma, Richard Helm, Ralph Johnson and</text:p>
      <text:p text:style-name="P1">John Vlissides, commonly known as the “gang of four”, was released. They advocated the</text:p>
      <text:p text:style-name="P1">following:</text:p>
      <text:p text:style-name="P1">• Program to an interface, not an implementation.</text:p>
      <text:p text:style-name="P1">• Favor composition over inheritance.</text:p>
      <text:p text:style-name="P1">They defined 23 different patterns comprised of three groupings, Creational, Structural and</text:p>
      <text:p text:style-name="P1">Behavorial patterns. We'll look at a small subset of these in this course.</text:p>
      <text:p text:style-name="P1">Creational Patterns.</text:p>
      <text:p text:style-name="P1">These patterns allow programmers to create objects whlie hiding the logic of how the</text:p>
      <text:p text:style-name="P1">object is created. This type of pattern gives programmers flexibility in deciding how an</text:p>
      <text:p text:style-name="P1">object will be created. A factory pattern is a type of a creational pattern.</text:p>
      <text:p text:style-name="P1">Structural Patterns</text:p>
      <text:p text:style-name="P1">These patterns concern class and object composition. Inheritance is used to create</text:p>
      <text:p text:style-name="P1">interfaces and define ways to compose objects in order to create new functionality. A</text:p>
      <text:p text:style-name="P1">strategy pattern is a type of a structural pattern.</text:p>
      <text:p text:style-name="P1">Behavorial Patterns</text:p>
      <text:p text:style-name="P1">These patterns are primarily concerned with communication between objects. Model-</text:p>
      <text:p text:style-name="P1">View-Controller is a type of behavorial pattern.</text:p>
      <text:p text:style-name="P1">Let's now look at some specific pattern types.Model-View-Controller Pattern.</text:p>
      <text:p text:style-name="P1">The MVC pattern is used for implementing user interfaces. For example, if a web site</text:p>
      <text:p text:style-name="P1">wants to send data to a user, instead of handling all of the aspects of this in one class, we</text:p>
      <text:p text:style-name="P1">can split it out into three distinct parts.</text:p>
      <text:p text:style-name="P1">The Model Concerned with access to the data that the</text:p>
      <text:p text:style-name="P1">client is requesting.</text:p>
      <text:p text:style-name="P1">The Controller The software logic that retrieves the data</text:p>
      <text:p text:style-name="P1">and presents it. In other words, the logic</text:p>
      <text:p text:style-name="P1">that connects the model and the view</text:p>
      <text:p text:style-name="P1">together.</text:p>
      <text:p text:style-name="P1">The View Displays the model's data.Graphically, it can be represented as follows:Here is an example of an ERD that implements an MVC pattern allowing people to</text:p>
      <text:p text:style-name="P1">reference data from a Student.There are many applications that work on the concept of a subscriber model. For</text:p>
      <text:p text:style-name="P1">example, let's take an application that monitors weather. This application takes data from</text:p>
      <text:p text:style-name="P1">a number of sensors. The application observes each sensor and is notified whenever the</text:p>
      <text:p text:style-name="P1">sensor sends new data. We can implement this type of application using an Observer</text:p>
      <text:p text:style-name="P1">pattern.</text:p>
      <text:p text:style-name="P1">Observer pattern uses three actor classes. Subject, Observer and Client. Subject is</text:p>
      <text:p text:style-name="P1">an object having methods to attach and detach observers to a client object. We</text:p>
      <text:p text:style-name="P1">ccreate an abstract class Observer and a concrete class Subject that extends</text:p>
      <text:p text:style-name="P1">class Observer.</text:p>
      <text:p text:style-name="P1">ObserverPatternDemo, our demo class, will use Subject and concrete class object to</text:p>
      <text:p text:style-name="P1">show observer pattern in action.</text:p>
      <text:p text:style-name="P1">Here is an ERD of an implementation of the observer pattern.The singleton pattern is one of the simplest design patterns to create. This type of</text:p>
      <text:p text:style-name="P1">design pattern comes under creational pattern as this pattern provides one of the</text:p>
      <text:p text:style-name="P1"><text:soft-page-break/>best ways to create an object.</text:p>
      <text:p text:style-name="P1">This pattern involves a single class which is responsible to create an object while</text:p>
      <text:p text:style-name="P1">making sure that only single object gets created. This class provides a way to access</text:p>
      <text:p text:style-name="P1">its only object which can be accessed directly without need to instantiate the object</text:p>
      <text:p text:style-name="P1">of the class.</text:p>
      <text:p text:style-name="P1">Here is an ERD of a singleton pattern.The factory pattern is one of the most commonly used patterns in software design. This</text:p>
      <text:p text:style-name="P1">type of pattern is a creational pattern that allows the designer flexibility in what sort of</text:p>
      <text:p text:style-name="P1">objects to create. For example, say we have a Shape class with three derived classes,</text:p>
      <text:p text:style-name="P1">Square, Rectangle, and Circle. Instead of having the programmer specifically instantiate</text:p>
      <text:p text:style-name="P1">circles, rectangles and squares, we can now create a new factory class, ShapeFactory</text:p>
      <text:p text:style-name="P1">and tell it what type of shape to create. It then returns the object type requested. Here is</text:p>
      <text:p text:style-name="P1">an ERD of this type of pattern:Module 5. Parsing XML and JSON</text:p>
      <text:p text:style-name="P1">XML or eXtensible Markup Language, is an open source language that is generally used to</text:p>
      <text:p text:style-name="P1">represent data in a single, machine and user readable format that can be parsed by different</text:p>
      <text:p text:style-name="P1">systems. XML it self does not do anything, it simply wraps data in markup tags that can be read by</text:p>
      <text:p text:style-name="P1">other software. Primarily, we use XML to send and receive data from different systems that might</text:p>
      <text:p text:style-name="P1">maintain their data using completely different types of software without having to know the internal</text:p>
      <text:p text:style-name="P1">workings of the data formats of each different system.</text:p>
      <text:p text:style-name="P1">There are two main types of parsers for XML</text:p>
      <text:p text:style-name="P1">1. SAX Parsers. SAX stands for Simple Api for Xml. With SAX, you register callbacks for</text:p>
      <text:p text:style-name="P1">events of interest and then let the parser proceed through the document. This is useful</text:p>
      <text:p text:style-name="P1">when your documents are large or you have memory limitations, it parses the file as it</text:p>
      <text:p text:style-name="P1">reads it from disk and the entire file is never stored in memory.</text:p>
      <text:p text:style-name="P1">2. DOM Parsers. DOM stands for Document Object Model. With this model, the entire file</text:p>
      <text:p text:style-name="P1">is read into memory and stored in a hierarchical (tree-based) form to represent all the</text:p>
      <text:p text:style-name="P1">features of an XML document. The parser can then go through the tree to extract data</text:p>
      <text:p text:style-name="P1">elements of interest to the programmer.</text:p>
      <text:p text:style-name="P1">Because DOM stores its data in memory, it is always going to be faster to lookup and</text:p>
      <text:p text:style-name="P1">retrieve data than SAX. SAX, however, is preferred if you are reading many small files or</text:p>
      <text:p text:style-name="P1">you have a very large element tree that can exceed memory resources.</text:p>
      <text:p text:style-name="P1">Additionally, SAX is read-only, while DOM allows changes to the XML file. Since these two</text:p>
      <text:p text:style-name="P1">different APIs literally complement each other, there is no reason why you cannot use</text:p>
      <text:p text:style-name="P1">them both for large projects.</text:p>
      <text:p text:style-name="P1">Parsing with SAX.</text:p>
      <text:p text:style-name="P1">SAX is a standard interface for event-driven XML parsing. Parsing XML with SAX generally</text:p>
      <text:p text:style-name="P1">requires you to create your own ContentHandler by subclassing xml.sax.ContentHandler.</text:p>
      <text:p text:style-name="P1">Your ContentHandler handles the particular tags and attributes of your flavor(s) of XML. A</text:p>
      <text:p text:style-name="P1">ContentHandler object provides methods to handle various parsing events. Its owning</text:p>
      <text:p text:style-name="P1">parser calls ContentHandler methods as it parses the XML file.</text:p>
      <text:p text:style-name="P1">The methods startDocument and endDocument are called at the start and the end of the</text:p>
      <text:p text:style-name="P1">XML file. The method characters(text) is passed character data of the XML file via the</text:p>
      <text:p text:style-name="P1">parameter text.</text:p>
      <text:p text:style-name="P1">The ContentHandler is called at the start and end of each element. If the parser is not in</text:p>
      <text:p text:style-name="P1">namespace mode, the methods startElement(tag, attributes) and endElement(tag) arecalled; otherwise, the corresponding methods startElementNS and endElementNS are</text:p>
      <text:p text:style-name="P1">called. Here, tag is the element tag, and attributes is an Attributes object.</text:p>
      <text:p text:style-name="P1">The following table describes some of the SAX parser methods.</text:p>
      <text:p text:style-name="P1">Method Description</text:p>
      <text:p text:style-name="P1">make_parser Following method creates a new parser</text:p>
      <text:p text:style-name="P1">object and returns it. The parser object</text:p>
      <text:p text:style-name="P1">created will be of the first parser type the</text:p>
      <text:p text:style-name="P1">system finds.</text:p>
      <text:p text:style-name="P1">xml.sax.make_parser( [parser_list] )</text:p>
      <text:p text:style-name="P1">parser_list: The</text:p>
      <text:p text:style-name="P1">optional</text:p>
      <text:p text:style-name="P1">argument</text:p>
      <text:p text:style-name="P1"><text:soft-page-break/>consisting of a list of parsers to use which</text:p>
      <text:p text:style-name="P1">must all implement the make_parser</text:p>
      <text:p text:style-name="P1">method.</text:p>
      <text:p text:style-name="P1">parse</text:p>
      <text:p text:style-name="P1">F ollowing method creates a SAX parser and</text:p>
      <text:p text:style-name="P1">uses it to parse a document.</text:p>
      <text:p text:style-name="P1">xml.sax.parse( xmlfile, contenthandler[,</text:p>
      <text:p text:style-name="P1">errorhandler])</text:p>
      <text:p text:style-name="P1">Here is the detail of the parameters −</text:p>
      <text:p text:style-name="P1">•xmlfile: This is the name of the XML</text:p>
      <text:p text:style-name="P1">file to read from.</text:p>
      <text:p text:style-name="P1">•contenthandler: This must be a</text:p>
      <text:p text:style-name="P1">ContentHandler object.</text:p>
      <text:p text:style-name="P1">•errorhandler: If</text:p>
      <text:p text:style-name="P1">errorhandler must</text:p>
      <text:p text:style-name="P1">ErrorHandler object.</text:p>
      <text:p text:style-name="P1">parse_string</text:p>
      <text:p text:style-name="P1">specified,</text:p>
      <text:p text:style-name="P1">be</text:p>
      <text:p text:style-name="P1">a</text:p>
      <text:p text:style-name="P1">SAX</text:p>
      <text:p text:style-name="P1">There is one more method to create a SAX</text:p>
      <text:p text:style-name="P1">parser and to parse the specified XML</text:p>
      <text:p text:style-name="P1">string.</text:p>
      <text:p text:style-name="P1">xml.sax.parseString(xmlstring,</text:p>
      <text:p text:style-name="P1">contenthandler[, errorhandler])</text:p>
      <text:p text:style-name="P1">Here is the detail of the parameters −</text:p>
      <text:p text:style-name="P1">•xmlstring: This is the name of the</text:p>
      <text:p text:style-name="P1">XML string to read from.•contenthandler: This must be a</text:p>
      <text:p text:style-name="P1">ContentHandler object.</text:p>
      <text:p text:style-name="P1">•errorhandler: If</text:p>
      <text:p text:style-name="P1">errorhandler must</text:p>
      <text:p text:style-name="P1">ErrorHandler object.</text:p>
      <text:p text:style-name="P1">specified,</text:p>
      <text:p text:style-name="P1">be</text:p>
      <text:p text:style-name="P1">a</text:p>
      <text:p text:style-name="P1">SAX</text:p>
      <text:p text:style-name="P1">Parsing with DOM</text:p>
      <text:p text:style-name="P1">The DOM is extremely useful for random-access applications. SAX only allows you a view</text:p>
      <text:p text:style-name="P1">of one bit of the document at a time. If you are looking at one SAX element, you have no</text:p>
      <text:p text:style-name="P1">access to another.</text:p>
      <text:p text:style-name="P1">Here is the easiest way to quickly load an XML document and to create a minidom object</text:p>
      <text:p text:style-name="P1">using the xml.dom module. The minidom object provides a simple parser method that</text:p>
      <text:p text:style-name="P1">quickly creates a DOM tree from the XML file.Parsing JSON</text:p>
      <text:p text:style-name="P1">Parsing JSON is even easier than parsing XML with Python. This is because JSON files</text:p>
      <text:p text:style-name="P1">are already in pythonic format. You can use the JSON library to simply read and write</text:p>
      <text:p text:style-name="P1">JSON files directly via the library methods.</text:p>
      <text:p text:style-name="P1">For example, if we have some JSON data that looks like this:</text:p>
      <text:p text:style-name="P1">json_string = '{"first_name": "Guido", "last_name":"Rossum"}'</text:p>
      <text:p text:style-name="P1">We can use the json library to decode this like so:</text:p>
      <text:p text:style-name="P1">import json</text:p>
      <text:p text:style-name="P1">parsed_json = json.loads(json_string)</text:p>
      <text:p text:style-name="P1">Note that the JSON libraries take strings and code or decode them into Python data</text:p>
      <text:p text:style-name="P1">structures.</text:p>
      <text:p text:style-name="P1">As well, we can load JSON from data files using the json.load() method and write to files</text:p>
      <text:p text:style-name="P1">using json.dump(). Do not confuse json.load and json.loads. The first method loads from</text:p>
      <text:p text:style-name="P1">a file, the second method loads from a string.Module 6. Database programming with Python</text:p>
      <text:p text:style-name="P1"><text:soft-page-break/>In this module, we will explore the ability of Python to connect to a SQL database, execute</text:p>
      <text:p text:style-name="P1">SQL statements and receive data back from SQL SELECT statements.</text:p>
      <text:p text:style-name="P1">For this module, we will use the Postgres SQL database as well as the psycopg database</text:p>
      <text:p text:style-name="P1">API.</text:p>
      <text:p text:style-name="P1">Here is an example of connecting to a postgressql database in Python.</text:p>
      <text:p text:style-name="P1">#!/usr/bin/env python</text:p>
      <text:p text:style-name="P1">import psycopg2</text:p>
      <text:p text:style-name="P1">try:</text:p>
      <text:p text:style-name="P1">conn = psycopg2.connect("dbname='template1' user='dbuser' host='localhost'</text:p>
      <text:p text:style-name="P1">password='dbpass'")</text:p>
      <text:p text:style-name="P1">except:</text:p>
      <text:p text:style-name="P1">print “Unable to connect to the database”</text:p>
      <text:p text:style-name="P1">Here we attempt to a database called 'template1' as user 'dbuser' to host 'localhost' with a</text:p>
      <text:p text:style-name="P1">password 'dbpass'.</text:p>
      <text:p text:style-name="P1">Once this is done, we can now create a cursor variable. It is this variable that will store the</text:p>
      <text:p text:style-name="P1">results from SQL operations.</text:p>
      <text:p text:style-name="P1">cur = conn.cursor()</text:p>
      <text:p text:style-name="P1">Note that this will return results into memory. This may not be suitable, especially if you</text:p>
      <text:p text:style-name="P1">are returning results with hundreds or thousands of rows. In this case, add a parameter</text:p>
      <text:p text:style-name="P1">such as 'mycursor' to the conn.cursor() method and this will allow a “streaming” cursor</text:p>
      <text:p text:style-name="P1">which does not return all of the data at once.</text:p>
      <text:p text:style-name="P1">Once we have the cursor variable defined, we can now execute SQL statements like so:</text:p>
      <text:p text:style-name="P1">cur.execute(“SELECT datname from template1”)</text:p>
      <text:p text:style-name="P1">rows = cur.fetchall()</text:p>
      <text:p text:style-name="P1">for row in rows:</text:p>
      <text:p text:style-name="P1">print “ “,row</text:p>
      <text:p text:style-name="P1">You must be extremely careful when passing parameters to an SQL string. This is one of</text:p>
      <text:p text:style-name="P1">the main avenues for SQL injection attacks. For example, never do this:SQL = “INSERT INTO authors (name) VALUES ('%s');” #Never do this</text:p>
      <text:p text:style-name="P1">data = (“O'Reilly”,)</text:p>
      <text:p text:style-name="P1">cur.execute(SQL % data) # This will fail miserably</text:p>
      <text:p text:style-name="P1">The correct way to pass variables in an SQL command is like this:</text:p>
      <text:p text:style-name="P1">SQL = “INSERT INTO authors (name) VALUES (%s);” # Note, no quotes</text:p>
      <text:p text:style-name="P1">data = (“O'Reilly”,)</text:p>
      <text:p text:style-name="P1">cur.execute(SQL,data) # Note, no % operator</text:p>
      <text:p text:style-name="P1">Never use the Python string concatenation (+) or string parameter interpolation to pass</text:p>
      <text:p text:style-name="P1">variables to an SQL query string.</text:p>
      <text:p text:style-name="P1">Some database transactions, such as INSERT's, UPDATE's and DELETE's require the</text:p>
      <text:p text:style-name="P1">ability for the database to either commit or do a rollback on the transaction, the latter in</text:p>
      <text:p text:style-name="P1">case of an error where the transaction cannot be completed.</text:p>
      <text:p text:style-name="P1">When finished with the database connection, issue the following:</text:p>
      <text:p text:style-name="P1">cur.close()</text:p>
      <text:p text:style-name="P1">conn.close()</text:p>
      <text:p text:style-name="P1">With Python (from version 2.5), you can use the with statement to do commits and</text:p>
      <text:p text:style-name="P1">rollbacks automatically. You can use the form:</text:p>
      <text:p text:style-name="P1">with psycopg2.connect (DSN) as conn:</text:p>
      <text:p text:style-name="P1">with conn.cursor() as curs:</text:p>
      <text:p text:style-name="P1">curs.execute(SQL)</text:p>
      <text:p text:style-name="P1">When the connection exits the with block, if no exceptions have been raised, then the</text:p>
      <text:p text:style-name="P1">transaction is automatically commited, otherwise, if an exception has been raised, the</text:p>
      <text:p text:style-name="P1">transaction is automatically rolled back.Module 7. Multithreading in Python</text:p>
      <text:p text:style-name="P1">What is threading? Threading is similar to concurrent execution of programs. In</text:p>
      <text:p text:style-name="P1">concurrent execution, a process can create one or more children processes by using the</text:p>
      <text:p text:style-name="P1">fork() and exec() system calls to tell the operating system to do so. However, this tends to</text:p>
      <text:p text:style-name="P1">be very resource-intensive and can affect performance. Another way to do this is to create</text:p>
      <text:p text:style-name="P1">threads. Threads are also called light weight processes. They run in the same context as</text:p>
      <text:p text:style-name="P1">process creating it, i.e. they share the same resources, although they can have their own</text:p>
      <text:p text:style-name="P1"><text:soft-page-break/>local variables. A multithreaded application, if designed properly can be substantially</text:p>
      <text:p text:style-name="P1">faster than one that is concurrent or runs as a single process.</text:p>
      <text:p text:style-name="P1">Unfortunately for us, the reference implementation of Python, cpython, does not allow CPU</text:p>
      <text:p text:style-name="P1">based multithreading. I.e. the multicores available on standard modern Intel/AMD</text:p>
      <text:p text:style-name="P1">processors cannot be accessed from Python due to the Global Interpreter Lock (GIL) in all</text:p>
      <text:p text:style-name="P1">current versions of cpython. Note that other implementations, such as jython and</text:p>
      <text:p text:style-name="P1">IronPython, do not suffer from this problem.</text:p>
      <text:p text:style-name="P1">Even though we can't use multithreading for CPU based computation, we can still use it for</text:p>
      <text:p text:style-name="P1">I/O processing.</text:p>
      <text:p text:style-name="P1">#!/usr/bin/python</text:p>
      <text:p text:style-name="P1">import thread</text:p>
      <text:p text:style-name="P1">import time</text:p>
      <text:p text:style-name="P1"># Define a function for the thread</text:p>
      <text:p text:style-name="P1">def print_time( threadName, delay):</text:p>
      <text:p text:style-name="P1">count = 0</text:p>
      <text:p text:style-name="P1">while count &lt; 5:</text:p>
      <text:p text:style-name="P1">time.sleep(delay)</text:p>
      <text:p text:style-name="P1">count += 1</text:p>
      <text:p text:style-name="P1">print "%s: %s" % ( threadName, time.ctime(time.time()) )</text:p>
      <text:p text:style-name="P1"># Create two threads as follows</text:p>
      <text:p text:style-name="P1">try:</text:p>
      <text:p text:style-name="P1">thread.start_new_thread( print_time, ("Thread-1", 2, ) )</text:p>
      <text:p text:style-name="P1">thread.start_new_thread( print_time, ("Thread-2", 4, ) )</text:p>
      <text:p text:style-name="P1">except:</text:p>
      <text:p text:style-name="P1">print "Error: unable to start thread"</text:p>
      <text:p text:style-name="P1">while 1:</text:p>
      <text:p text:style-name="P1">passLet's analyze the above code. We note that we have to import the thread library first. We</text:p>
      <text:p text:style-name="P1">then create a function that will run inside the thread, print_time(). Each thread will run an</text:p>
      <text:p text:style-name="P1">instance of this function separately.</text:p>
      <text:p text:style-name="P1">We then create the thread with the start_new_thread() method, passing the actual function</text:p>
      <text:p text:style-name="P1">to run and any arguments to that function.</text:p>
      <text:p text:style-name="P1">This is an example of the low-level thread module. However as of Python 2.4, a new</text:p>
      <text:p text:style-name="P1">library threading has been introduced and is now more commonly used as it abstracts</text:p>
      <text:p text:style-name="P1">much of the threading functionality away.</text:p>
      <text:p text:style-name="P1">Let's re-write the first threading example using the newer threading library.#!/usr/bin/python</text:p>
      <text:p text:style-name="P1">import threading</text:p>
      <text:p text:style-name="P1">import time</text:p>
      <text:p text:style-name="P1">exitFlag =0</text:p>
      <text:p text:style-name="P1">class myThread (threading.Thread):</text:p>
      <text:p text:style-name="P1">def __init__(self, threadID, name, counter):</text:p>
      <text:p text:style-name="P1">threading.Thread.__init__(self)</text:p>
      <text:p text:style-name="P1">self.threadID = threadID</text:p>
      <text:p text:style-name="P1">self.name = name</text:p>
      <text:p text:style-name="P1">self.counter = counter</text:p>
      <text:p text:style-name="P1">def run(self):</text:p>
      <text:p text:style-name="P1">print "Starting " + self.name</text:p>
      <text:p text:style-name="P1">print_time(self.name, self.counter, 5)</text:p>
      <text:p text:style-name="P1">print "Exiting " + self.name</text:p>
      <text:p text:style-name="P1">def print_time(threadName, delay, counter):</text:p>
      <text:p text:style-name="P1">while counter:</text:p>
      <text:p text:style-name="P1">if exitFlag:</text:p>
      <text:p text:style-name="P1">time.sleep(delay)</text:p>
      <text:p text:style-name="P1">print "%s: %s" % (threadName, time.ctime(time.time()))</text:p>
      <text:p text:style-name="P1">counter -= 1</text:p>
      <text:p text:style-name="P1"># Create new threads</text:p>
      <text:p text:style-name="P1">thread1 = myThread(1, "Thread-1", 1)</text:p>
      <text:p text:style-name="P1">thread2 = myThread(2, "Thread-2", 2)</text:p>
      <text:p text:style-name="P1"><text:soft-page-break/># Start new Threads</text:p>
      <text:p text:style-name="P1">thread1.start()</text:p>
      <text:p text:style-name="P1">thread2.start()</text:p>
      <text:p text:style-name="P1">print "Exiting Main Thread"</text:p>
      <text:p text:style-name="P1">Notice that the code is a bit more complex. Here we create a new class myThread which</text:p>
      <text:p text:style-name="P1">a derived class of the Thread class defined in the threading module. The first thing that</text:p>
      <text:p text:style-name="P1">the __init__() method does is call the superclasses init module. It also defines a run()</text:p>
      <text:p text:style-name="P1">method that will call the actual function that does the work.</text:p>
      <text:p text:style-name="P1">Calling the start method from the thread object will automatically invoke the run method</text:p>
      <text:p text:style-name="P1">inside the thread object.</text:p>
      <text:p text:style-name="P1">Note that in the above coding examples, none of the threads actually change any</text:p>
      <text:p text:style-name="P1">variables. When a thread changes a variable, it is possible to hit a race condition. This is</text:p>
      <text:p text:style-name="P1">where multiple threads depend on the value of that variable. It is possible that one thread</text:p>
      <text:p text:style-name="P1">changes the variable value that will affect the behavior of other thread while it is executing.In order to prevent this, we use the concept of a lock. A lock is also called a mutex. In</text:p>
      <text:p text:style-name="P1">order to use a lock, we need to do the following:</text:p>
      <text:p text:style-name="P1">create the lock object like so:</text:p>
      <text:p text:style-name="P1">myLock = threading.Lock()</text:p>
      <text:p text:style-name="P1">Then, when changing a variable, we do the following:</text:p>
      <text:p text:style-name="P1">myLock.acquire()</text:p>
      <text:p text:style-name="P1">critical_variable = 5</text:p>
      <text:p text:style-name="P1">myLock.release()</text:p>
      <text:p text:style-name="P1">Note that inbetween the acquire and the release, only the thread that holds the lock can</text:p>
      <text:p text:style-name="P1">change the value of critical_variable. Any other thread attempting to get the lock will block</text:p>
      <text:p text:style-name="P1">until the lock is released by the first thread. Note, that if the first thread doesn't release the</text:p>
      <text:p text:style-name="P1">lock due to a programmer error, all of the threads will eventually block and the program will</text:p>
      <text:p text:style-name="P1">probably ha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54:09.392020559</meta:creation-date>
    <dc:date>2016-04-26T22:09:32.810774875</dc:date>
    <meta:editing-duration>PT14M1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0" meta:paragraph-count="974" meta:word-count="8743" meta:character-count="53848" meta:non-whitespace-character-count="45106"/>
  </office:meta>
</office:document-meta>
</file>